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u reflexión es clara, profunda y filosóficamente potente. A partir de lo que has expuesto, puedo ayudarte a articular el <text:span text:style-name="Strong_20_Emphasis">punto de vista del capítulo</text:span> respecto a <text:span text:style-name="Strong_20_Emphasis">la inmortalidad y la trascendencia</text:span>, integrando lo que has dicho con el mensaje objetivo que estamos formando. Aquí va una primera propuesta organizada, que podremos afinar:</text:p>
      <text:p text:style-name="Horizontal_20_Line"/>
      <text:h text:style-name="Heading_20_2" text:outline-level="2">🧭 <text:span text:style-name="Strong_20_Emphasis">Punto de vista del capítulo – Inmortalidad y Trascendencia</text:span></text:h>
      <text:h text:style-name="Heading_20_3" text:outline-level="3">🔹 <text:span text:style-name="Strong_20_Emphasis">Sobre la inmortalidad:</text:span></text:h>
      <text:p text:style-name="Quotations">La vida es una sola, es continua, es inmortal.<text:line-break/>Y cada ser viviente no es más que una <text:span text:style-name="Strong_20_Emphasis">rama activa de esa criatura viva</text:span>.<text:line-break/>Cuando un organismo se reproduce, no crea algo nuevo desde cero.<text:line-break/>Lo que hace es <text:span text:style-name="Strong_20_Emphasis">extender su propia existencia</text:span>, propagar su línea vital, continuar el flujo de una cadena que nunca ha sido interrumpida.<text:line-break/>No hay salto: hay transferencia. No hay ruptura: hay transformación.</text:p>
      <text:p text:style-name="Text_20_body"><text:span text:style-name="Strong_20_Emphasis">El nuevo individuo no comienza: continúa.</text:span><text:line-break/>Su célula inicial ya estaba viva desde antes de que él existiera como cuerpo o conciencia.<text:line-break/>Es <text:span text:style-name="Strong_20_Emphasis">el mismo proceso vital</text:span>, siguiendo otro cauce.</text:p>
      <text:p text:style-name="Quotations">Así, la reproducción no es un intento fallido de imitar la inmortalidad.<text:line-break/>Es la propia inmortalidad manifestándose como ramificación.</text:p>
      <text:p text:style-name="Text_20_body">Por eso podemos afirmar:<text:line-break/><text:span text:style-name="Strong_20_Emphasis">“Ya formas parte de algo inmortal. Solo que no eres tú el que dura. Es la vida la que sigue a través de ti.”</text:span></text:p>
      <text:p text:style-name="Horizontal_20_Line"/>
      <text:h text:style-name="Heading_20_3" text:outline-level="3">🔹 <text:span text:style-name="Strong_20_Emphasis">Sobre la trascendencia:</text:span></text:h>
      <text:p text:style-name="Quotations">Nada de lo que construimos con nuestras manos es eterno.<text:line-break/>Las obras, las ideas, los imperios y los templos, todo cae.<text:line-break/>Solo hay una acción capaz de trascender realmente: <text:span text:style-name="Strong_20_Emphasis">reproducirse.</text:span></text:p>
      <text:p text:style-name="Text_20_body">No porque deje una “copia”, sino porque aporta <text:span text:style-name="Strong_20_Emphasis">a un sistema que continúa creciendo</text:span> y que puede, incluso, llegar a ser <text:span text:style-name="Strong_20_Emphasis">todas las formas de vida que existen.</text:span></text:p>
      <text:p text:style-name="Text_20_body"><text:span text:style-name="Strong_20_Emphasis">Trascender no es dejar marca. Es multiplicarse en el tiempo.</text:span></text:p>
      <text:p text:style-name="Quotations">En ese sentido, reproducirse es <text:span text:style-name="Strong_20_Emphasis">el acto más trascendente posible.</text:span><text:line-break/>No asegura que tú perdurarás, sino que <text:span text:style-name="Strong_20_Emphasis">algo mayor que tú seguirá pensando a través de otros.</text:span></text:p>
      <text:p text:style-name="Horizontal_20_Line"/>
      <text:h text:style-name="Heading_20_2" text:outline-level="2"><text:soft-page-break/>🧩 En resumen:</text:h>
      <text:list xml:id="list90312406" text:style-name="L1">
        <text:list-item>
          <text:p text:style-name="P1">La inmortalidad no es del individuo, sino del sistema del que forma parte.</text:p>
        </text:list-item>
        <text:list-item>
          <text:p text:style-name="P1">La reproducción no salva al yo: <text:span text:style-name="Strong_20_Emphasis">lo trasciende.</text:span></text:p>
        </text:list-item>
        <text:list-item>
          <text:p text:style-name="P1">Tu conciencia muere, pero tu línea vital, <text:span text:style-name="Strong_20_Emphasis">la vida que te dio forma</text:span>, continúa.</text:p>
        </text:list-item>
        <text:list-item>
          <text:p text:style-name="P1">Trascender es participar del flujo eterno, no grabar tu nombre en piedra.</text:p>
        </text:list-item>
      </text:list>
      <text:p text:style-name="Horizontal_20_Line"/>
      <text:p text:style-name="Text_20_body">Este punto de vista es perfectamente adaptable tanto a la narrativa del anfitrión místico (quien puede hablar de ramas, ciclos, semillas y memorias ancestrales), como a la sección científica del laboratorio (que puede mostrar el proceso celular real y su conexión con la máquina inteligente).</text:p>
      <text:p text:style-name="Text_20_body">¿Querés que traduzca esta postura en una <text:a xlink:type="simple" xlink:href="https://chatgpt.com/c/f" text:style-name="Internet_20_link" text:visited-style-name="Visited_20_Internet_20_Link">frase corta de cierre emocional para el capítulo</text:a> o que prepare una versión narrativa para que el anfitrión la transmita con palabras más poéticas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4T11:08:12</meta:creation-date>
    <dc:date>2025-07-04T11:11:43.728000000</dc:date>
    <meta:editing-duration>PT3M31S</meta:editing-duration>
    <meta:editing-cycles>1</meta:editing-cycles>
    <meta:document-statistic meta:table-count="0" meta:image-count="0" meta:object-count="0" meta:page-count="2" meta:paragraph-count="19" meta:word-count="440" meta:character-count="2596" meta:non-whitespace-character-count="2178"/>
    <meta:generator>LibreOffice/7.3.5.2$Windows_X86_64 LibreOffice_project/184fe81b8c8c30d8b5082578aee2fed2ea847c01</meta:generator>
  </office:meta>
</office:document-meta>
</file>